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6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Nb of frames in GT</text:p>
          </table:table-cell>
          <table:table-cell office:value-type="string" calcext:value-type="string">
            <text:p>Perf in Table 2 (ours SH detection S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158788" calcext:value-type="float">
            <text:p>158788</text:p>
          </table:table-cell>
          <table:table-cell office:value-type="float" office:value="73.4" calcext:value-type="float">
            <text:p>7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133252" calcext:value-type="float">
            <text:p>133252</text:p>
          </table:table-cell>
          <table:table-cell office:value-type="float" office:value="75.7" calcext:value-type="float">
            <text:p>7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kTogether</text:p>
          </table:table-cell>
          <table:table-cell office:value-type="float" office:value="132744" calcext:value-type="float">
            <text:p>132744</text:p>
          </table:table-cell>
          <table:table-cell office:value-type="float" office:value="51.2" calcext:value-type="float">
            <text:p>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tingDown</text:p>
          </table:table-cell>
          <table:table-cell office:value-type="float" office:value="129232" calcext:value-type="float">
            <text:p>129232</text:p>
          </table:table-cell>
          <table:table-cell office:value-type="float" office:value="109.4" calcext:value-type="float">
            <text:p>10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116472" calcext:value-type="float">
            <text:p>116472</text:p>
          </table:table-cell>
          <table:table-cell office:value-type="float" office:value="91.7" calcext:value-type="float">
            <text:p>9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ing</text:p>
          </table:table-cell>
          <table:table-cell office:value-type="float" office:value="115832" calcext:value-type="float">
            <text:p>115832</text:p>
          </table:table-cell>
          <table:table-cell office:value-type="float" office:value="91.8" calcext:value-type="float">
            <text:p>9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115296" calcext:value-type="float">
            <text:p>115296</text:p>
          </table:table-cell>
          <table:table-cell office:value-type="float" office:value="86.5" calcext:value-type="float">
            <text:p>8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109424" calcext:value-type="float">
            <text:p>109424</text:p>
          </table:table-cell>
          <table:table-cell office:value-type="float" office:value="63.3" calcext:value-type="float">
            <text:p>6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ions</text:p>
          </table:table-cell>
          <table:table-cell office:value-type="float" office:value="100936" calcext:value-type="float">
            <text:p>100936</text:p>
          </table:table-cell>
          <table:table-cell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87332" calcext:value-type="float">
            <text:p>87332</text:p>
          </table:table-cell>
          <table:table-cell office:value-type="float" office:value="52.3" calcext:value-type="float">
            <text:p>5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kDog</text:p>
          </table:table-cell>
          <table:table-cell office:value-type="float" office:value="76412" calcext:value-type="float">
            <text:p>76412</text:p>
          </table:table-cell>
          <table:table-cell office:value-type="float" office:value="67.2" calcext:value-type="float">
            <text:p>6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6048" calcext:value-type="float">
            <text:p>76048</text:p>
          </table:table-cell>
          <table:table-cell office:value-type="float" office:value="93.6" calcext:value-type="float">
            <text:p>9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ting</text:p>
          </table:table-cell>
          <table:table-cell office:value-type="float" office:value="72436" calcext:value-type="float">
            <text:p>72436</text:p>
          </table:table-cell>
          <table:table-cell office:value-type="float" office:value="58.3" calcext:value-type="float">
            <text:p>58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ng</text:p>
          </table:table-cell>
          <table:table-cell office:value-type="float" office:value="69468" calcext:value-type="float">
            <text:p>69468</text:p>
          </table:table-cell>
          <table:table-cell office:value-type="float" office:value="66.3" calcext:value-type="float">
            <text:p>6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63080" calcext:value-type="float">
            <text:p>6308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VG</text:p>
          </table:table-cell>
          <table:table-cell office:value-type="float" office:value="73.6" calcext:value-type="float">
            <text:p>73,6</text:p>
          </table:table-cell>
        </table:table-row>
      </table:table>
      <table:named-expressions/>
      <table:database-ranges>
        <table:database-range table:name="__Anonymous_Sheet_DB__0" table:target-range-address="Feuille1.A1:Feuille1.C1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2:47:59.296908453</meta:creation-date>
    <dc:date>2018-01-11T23:30:35.796505950</dc:date>
    <meta:editing-duration>PT22M25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